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3.326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co3" style:family="table-column">
      <style:table-column-properties style:column-width="143.208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style:font-name-asian="Liberation Serif" style:font-size-asian="200pt" style:font-name-complex="Alvi Nastaleeq" style:font-size-complex="200pt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font-name="Tahoma"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23.586cm" svg:height="237.53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عباس عباس عباس پانی لائو </text:span></text:p>
              </table:table-cell>
              <table:table-cell table:style-name="ce2"/>
              <table:table-cell table:style-name="ce3">
                <text:p text:style-name="P2"><text:span text:style-name="T2">Abbas Abbas Abbas pani lao </text:span></text:p>
              </table:table-cell>
            </table:table-row>
            <table:table-row table:style-name="ro2">
              <table:table-cell table:style-name="ce4">
                <text:p text:style-name="P3"><text:span text:style-name="T3">زینب یہ رو کے بولی بھیا نہ دل دکھائو</text:span><text:span text:style-name="T3"><text:line-break/></text:span><text:span text:style-name="T3">کیا دیر کا سبب ہے یہ تو ہمیں بتائو</text:span><text:span text:style-name="T3"><text:line-break/></text:span><text:span text:style-name="T3">مشکیزہ بھر کے جلدی دریا سے لوٹ آئو</text:span><text:span text:style-name="T3"><text:line-break/></text:span><text:span text:style-name="T3">بچی کی تشنگی کو تم آکے خود بجھائو </text:span></text:p>
              </table:table-cell>
              <table:table-cell table:style-name="ce2">
                <text:p text:style-name="P4"><text:span text:style-name="T4">1</text:span></text:p>
              </table:table-cell>
              <table:table-cell table:style-name="ce3">
                <text:p text:style-name="P2"><text:span text:style-name="T2">Zainab ye roke boli bhaiya na dil dukhao</text:span><text:span text:style-name="T2"><text:line-break/></text:span><text:span text:style-name="T2">Kya der ka sabab hai ye to hame batao</text:span><text:span text:style-name="T2"><text:line-break/></text:span><text:span text:style-name="T2">Mashkeeza bhar ke jaldi darya se laut aao</text:span><text:span text:style-name="T2"><text:line-break/></text:span><text:span text:style-name="T2">Bachi ki tashnagi ko tum aake khud bujhao </text:span></text:p>
              </table:table-cell>
            </table:table-row>
            <table:table-row table:style-name="ro2">
              <table:table-cell table:style-name="ce4">
                <text:p text:style-name="P3"><text:span text:style-name="T3">وہ غمزدہ یقینا یادوں میں کھو گئی ہے</text:span><text:span text:style-name="T3"><text:line-break/></text:span><text:span text:style-name="T3">بابا کو ر وتے روتے خود تھک کے سو گئی ہے</text:span><text:span text:style-name="T3"><text:line-break/></text:span><text:span text:style-name="T3">یاں تشنہ لب سکینہ بے ہوش ہو گئی ہے</text:span><text:span text:style-name="T3"><text:line-break/></text:span><text:span text:style-name="T3">پانی کا دیکے چھینٹا تم ہی اسے جگائو</text:span></text:p>
              </table:table-cell>
              <table:table-cell table:style-name="ce2">
                <text:p text:style-name="P4"><text:span text:style-name="T4">2</text:span></text:p>
              </table:table-cell>
              <table:table-cell table:style-name="ce3">
                <text:p text:style-name="P2"><text:span text:style-name="T2">Wo ghamzada yakeenan yaadon may kho gayi hai</text:span><text:span text:style-name="T2"><text:line-break/></text:span><text:span text:style-name="T2">Baba ko rote rote khud thak ke sogayi hai</text:span><text:span text:style-name="T2"><text:line-break/></text:span><text:span text:style-name="T2">Yan tashnalab sakina behosh ho gayi hai</text:span><text:span text:style-name="T2"><text:line-break/></text:span><text:span text:style-name="T2">Pani ka deke cheenta tum hi usay jagao </text:span></text:p>
              </table:table-cell>
            </table:table-row>
            <table:table-row table:style-name="ro2">
              <table:table-cell table:style-name="ce4">
                <text:p text:style-name="P3"><text:span text:style-name="T3">ہاتھوں میں خالی کوزے بچے لیئے ہوئے ہیں</text:span><text:span text:style-name="T3"><text:line-break/></text:span><text:span text:style-name="T3">گرد سکینہ دیکھو حلقہ کئے ہوئے ہیں</text:span><text:span text:style-name="T3"><text:line-break/></text:span><text:span text:style-name="T3">بچے نہ جانے کب کا پانی پئے ہوئے ہیں</text:span><text:span text:style-name="T3"><text:line-break/></text:span><text:span text:style-name="T3">بن آب مر نہ جائے پانی نہیں پلائو</text:span></text:p>
              </table:table-cell>
              <table:table-cell table:style-name="ce2">
                <text:p text:style-name="P4"><text:span text:style-name="T4">3</text:span></text:p>
              </table:table-cell>
              <table:table-cell table:style-name="ce3">
                <text:p text:style-name="P2"><text:span text:style-name="T2">Hathon may khaali kuze bache liye hue hai</text:span><text:span text:style-name="T2"><text:line-break/></text:span><text:span text:style-name="T2">Gird-e-Sakina dekho halqa kiye hue hain</text:span><text:span text:style-name="T2"><text:line-break/></text:span><text:span text:style-name="T2">Bache na jaane kab ka pani piye hue hain</text:span><text:span text:style-name="T2"><text:line-break/></text:span><text:span text:style-name="T2">Bin aab mar na jaaye pani unhe pilao</text:span></text:p>
              </table:table-cell>
            </table:table-row>
            <table:table-row table:style-name="ro2">
              <table:table-cell table:style-name="ce4">
                <text:p text:style-name="P3"><text:span text:style-name="T3">اس بے کسی پہ ہائے آتا ہے مجھ کو رونا</text:span><text:span text:style-name="T3"><text:line-break/></text:span><text:span text:style-name="T3">پرحول ہے اندھیرا اور خاک کا بچھونا</text:span><text:span text:style-name="T3"><text:line-break/></text:span><text:span text:style-name="T3">سینے پہ سونے والی کیا جانے ایسا سونا</text:span><text:span text:style-name="T3"><text:line-break/></text:span><text:span text:style-name="T3">پیاسی ہے مضطرب ہے آکر اسے سُلائو </text:span></text:p>
              </table:table-cell>
              <table:table-cell table:style-name="ce2">
                <text:p text:style-name="P4"><text:span text:style-name="T4">4</text:span></text:p>
              </table:table-cell>
              <table:table-cell table:style-name="ce3">
                <text:p text:style-name="P2"><text:span text:style-name="T2">is bekasi pe haaye aata hai mujko rona</text:span><text:span text:style-name="T2"><text:line-break/></text:span><text:span text:style-name="T2">Purhaul hai andhera aur khaak ka bichona</text:span><text:span text:style-name="T2"><text:line-break/></text:span><text:span text:style-name="T2">Seene pe soni wali kya jaane aise sona</text:span><text:span text:style-name="T2"><text:line-break/></text:span><text:span text:style-name="T2">Pyasi hai mustarib hai aakar usay sulao </text:span></text:p>
              </table:table-cell>
            </table:table-row>
            <table:table-row table:style-name="ro2">
              <table:table-cell table:style-name="ce4">
                <text:p text:style-name="P3"><text:span text:style-name="T3">کانوں میں الطش کی آواز آرہی ہے</text:span><text:span text:style-name="T3"><text:line-break/></text:span><text:span text:style-name="T3">اور اس پہ فوج اعدائ یہ ظلم ڈھا رہی ہے</text:span><text:span text:style-name="T3"><text:line-break/></text:span><text:span text:style-name="T3">ان کو دکھا دکھا کر پانی بہا رہی ہے</text:span><text:span text:style-name="T3"><text:line-break/></text:span><text:span text:style-name="T3">بچے ہیں شہہ کے پیاسے اعدائ کو یہ بتائو </text:span></text:p>
              </table:table-cell>
              <table:table-cell table:style-name="ce2">
                <text:p text:style-name="P4"><text:span text:style-name="T4">5</text:span></text:p>
              </table:table-cell>
              <table:table-cell table:style-name="ce3">
                <text:p text:style-name="P2"><text:span text:style-name="T2">Kanon may al-atash ki awaaz aa rahi hai</text:span><text:span text:style-name="T2"><text:line-break/></text:span><text:span text:style-name="T2">Aur uspe fauj-e-aada ye zulm dha rahi hai</text:span><text:span text:style-name="T2"><text:line-break/></text:span><text:span text:style-name="T2">Unko dikha dikha kar pani baha raha hai</text:span><text:span text:style-name="T2"><text:line-break/></text:span><text:span text:style-name="T2">Bache hai sheh ke pyase aada ko ye batao </text:span></text:p>
              </table:table-cell>
            </table:table-row>
            <table:table-row table:style-name="ro2">
              <table:table-cell table:style-name="ce4">
                <text:p text:style-name="P3"><text:span text:style-name="T3">الفت کی آگ دل میں پیہم لگی ہوئی ہے</text:span><text:span text:style-name="T3"><text:line-break/></text:span><text:span text:style-name="T3">روزہ تمہارا دیکھے یہ حسرت دلی ہے</text:span><text:span text:style-name="T3"><text:line-break/></text:span><text:span text:style-name="T3">زائر بنے تمہارا یہ خواہش ذکی ہے</text:span><text:span text:style-name="T3"><text:line-break/></text:span><text:span text:style-name="T3">آنکھوں کی تشنگی کو تم ہی اسے بجھائو </text:span></text:p>
              </table:table-cell>
              <table:table-cell table:style-name="ce2">
                <text:p text:style-name="P4"><text:span text:style-name="T4">6</text:span></text:p>
              </table:table-cell>
              <table:table-cell table:style-name="ce3">
                <text:p text:style-name="P2"><text:span text:style-name="T2">Ulfat ki aag dil may payham lagi hui hai</text:span><text:span text:style-name="T2"><text:line-break/></text:span><text:span text:style-name="T2">Rouza tumhara dekhe ye hasrat-e-dili ha</text:span><text:span text:style-name="T2"><text:line-break/></text:span><text:span text:style-name="T2">Zzaair bane tumhara ye kheahish-e-Zaki hai</text:span><text:span text:style-name="T2"><text:line-break/></text:span><text:span text:style-name="T2">Aankhon ki tashnagi ko tum hi isay bujhao 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14.59cm" fo:page-height="237.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59:11.479623900</dc:date>
    <meta:editing-duration>PT1H3M11S</meta:editing-duration>
    <meta:editing-cycles>19</meta:editing-cycles>
    <meta:generator>LibreOffice/25.2.4.3$Windows_X86_64 LibreOffice_project/33e196637044ead23f5c3226cde09b47731f7e27</meta:generator>
    <meta:document-statistic meta:object-count="1"/>
  </office:meta>
</office:document-meta>
</file>